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4552"/>
    </style:style>
    <style:style style:name="P2" style:family="paragraph" style:parent-style-name="Standard">
      <style:text-properties officeooo:rsid="00074552" officeooo:paragraph-rsid="0007455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4552" officeooo:paragraph-rsid="00074552" style:font-weight-asian="bold" style:font-weight-complex="bold"/>
    </style:style>
    <style:style style:name="P4" style:family="paragraph" style:parent-style-name="Standard">
      <style:text-properties officeooo:paragraph-rsid="00074552"/>
    </style:style>
    <style:style style:name="P5" style:family="paragraph" style:parent-style-name="Standard">
      <style:text-properties officeooo:rsid="00074552" officeooo:paragraph-rsid="00074552"/>
    </style:style>
    <style:style style:name="P6" style:family="paragraph" style:parent-style-name="Standard">
      <style:text-properties officeooo:rsid="00074552" officeooo:paragraph-rsid="000a2a96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2688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82688" style:font-weight-asian="normal" style:font-weight-complex="normal"/>
    </style:style>
    <style:style style:name="T5" style:family="text">
      <style:text-properties officeooo:rsid="000a2a96"/>
    </style:style>
    <style:style style:name="gr1" style:family="graphic">
      <style:graphic-properties draw:textarea-horizontal-align="justify" draw:textarea-vertical-align="middle" draw:auto-grow-height="false" fo:min-height="2.013cm" fo:min-width="0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 normalización 1º DAW</text:p>
      <text:p text:style-name="P1"><text:s/>Se considera la siguiente tabla que almacena información sobre los trabajadores de una empresa de mantenimiento que realizan su función en distintos edificios. ASIGNACIÓN (ID_trabajador, nombre, tarifa_hora, tipo_oficio, ID_edificio, horas_semanales, zonas_trabajo, fecha_inicio, prima, tipo_edificio, nº_días, dirección_edificio) </text:p>
      <text:p text:style-name="P1">Se deben tener en cuenta las siguientes consideraciones: </text:p>
      <text:p text:style-name="P1"> La clave primaria está formada por el par de atributos {ID_trabajador, ID_edificio}. </text:p>
      <text:p text:style-name="P1"> los trabajadores con el mismo tipo de oficio tienen la misma prima y la misma tarifa por hora. </text:p>
      <text:p text:style-name="P1"> Un trabajador puede tener varias zonas de trabajo (Aguadulce y Vícar). </text:p>
      <text:p text:style-name="P1"> Los distintos trabajadores pueden trabajar en varios edificios, pero estarán asignados a dicho edificio como mínimo un día. </text:p>
      <text:p text:style-name="P1">Se pide normalizar esta tabla para que cumpla la 3FN </text:p>
      <text:p text:style-name="P1"/>
      <text:p text:style-name="P1">ASIGNACIÓN (<text:span text:style-name="T1">ID_trabajador</text:span>, nombre, tarifa_hora, tipo_oficio, <text:span text:style-name="T1">ID_edificio</text:span>, horas_semanales, zonas_trabajo, fecha_inicio, prima, tipo_edificio, nº_días, dirección_edificio) </text:p>
      <text:p text:style-name="P1"><draw:custom-shape text:anchor-type="paragraph" draw:z-index="0" draw:name="Forma 1" draw:style-name="gr1" svg:width="0.692cm" svg:height="2.301cm" svg:x="0.767cm" svg:y="0.2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ASIGNACIÓN (<text:span text:style-name="T1">ID_trabajador</text:span>, nombre, tipo_oficio, <text:span text:style-name="T1">ID_edificio</text:span>, horas_semanales, fecha_inicio, <text:s/>tipo_edificio, dirección_edificio) </text:p>
      <text:p text:style-name="P1"/>
      <text:p text:style-name="P2">ZONAS (<text:span text:style-name="T1">ID_trabajador, zonas_trabajo</text:span><text:span text:style-name="T3">)</text:span></text:p>
      <text:p text:style-name="P3"/>
      <text:p text:style-name="P2"><draw:custom-shape text:anchor-type="paragraph" draw:z-index="1" draw:name="Forma 2" draw:style-name="gr1" svg:width="0.692cm" svg:height="2.301cm" svg:x="0.767cm" svg:y="0.2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>TRABAJADOR (<text:span text:style-name="T1">ID_trabajador</text:span>, nombre, tipo_oficio, <text:span text:style-name="T5">horas_semanales</text:span>)</text:p>
      <text:p text:style-name="P2"/>
      <text:p text:style-name="P2">DIAS (<text:span text:style-name="T1">ID_trabajador, ID_edificio, </text:span><text:span text:style-name="T2">fecha_inicio</text:span><text:span text:style-name="T4">, nº_dias</text:span><text:span text:style-name="T1">)</text:span></text:p>
      <text:p text:style-name="P2"/>
      <text:p text:style-name="P2">EDIFICIO ( <text:span text:style-name="T1">ID_edificio</text:span>, tipo_edificio, dirección_edificio)</text:p>
      <text:p text:style-name="P2"/>
      <text:p text:style-name="P2">OFICIO (<text:span text:style-name="T1">tipo_oficio,</text:span><text:span text:style-name="T3"> prima, tarifa_hora)</text:span></text:p>
      <text:p text:style-name="P2"><text:span text:style-name="T3"/></text:p>
      <text:p text:style-name="P6"><text:span text:style-name="T3">ZONAS (</text:span><text:span text:style-name="T1">ID_trabajador, zonas_trabajo</text:span>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4:10:24.462000000</meta:creation-date>
    <dc:date>2023-11-13T11:41:20.388000000</dc:date>
    <meta:editing-duration>PT1H38M35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6" meta:word-count="168" meta:character-count="1445" meta:non-whitespace-character-count="1282"/>
  </office:meta>
</office:document-meta>
</file>